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.94725"/>
          <table:table-cell office:value-type="float" office:value="1.827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6.0"/>
          <table:table-cell office:value-type="float" office:value="2490.0"/>
          <table:table-cell office:value-type="float" office:value="268012.0"/>
          <table:table-cell office:value-type="float" office:value="1048772.0"/>
          <table:table-cell office:value-type="float" office:value="173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116.0"/>
          <table:table-cell office:value-type="float" office:value="459274.0"/>
          <table:table-cell office:value-type="float" office:value="408960.0"/>
          <table:table-cell office:value-type="float" office:value="289591.0"/>
          <table:table-cell office:value-type="float" office:value="52427.0"/>
          <table:table-cell office:value-type="float" office:value="60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.97306"/>
          <table:table-cell office:value-type="float" office:value="1.814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2112.0"/>
          <table:table-cell office:value-type="float" office:value="268012.0"/>
          <table:table-cell office:value-type="float" office:value="1048773.0"/>
          <table:table-cell office:value-type="float" office:value="1734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116.0"/>
          <table:table-cell office:value-type="float" office:value="459274.0"/>
          <table:table-cell office:value-type="float" office:value="408960.0"/>
          <table:table-cell office:value-type="float" office:value="289591.0"/>
          <table:table-cell office:value-type="float" office:value="52427.0"/>
          <table:table-cell office:value-type="float" office:value="60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.99308"/>
          <table:table-cell office:value-type="float" office:value="1.825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2301.0"/>
          <table:table-cell office:value-type="float" office:value="268012.0"/>
          <table:table-cell office:value-type="float" office:value="1048772.0"/>
          <table:table-cell office:value-type="float" office:value="173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116.0"/>
          <table:table-cell office:value-type="float" office:value="459274.0"/>
          <table:table-cell office:value-type="float" office:value="408960.0"/>
          <table:table-cell office:value-type="float" office:value="289591.0"/>
          <table:table-cell office:value-type="float" office:value="52427.0"/>
          <table:table-cell office:value-type="float" office:value="60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2.15195"/>
          <table:table-cell office:value-type="float" office:value="2.004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2.0"/>
          <table:table-cell office:value-type="float" office:value="4123.0"/>
          <table:table-cell office:value-type="float" office:value="268012.0"/>
          <table:table-cell office:value-type="float" office:value="1048772.0"/>
          <table:table-cell office:value-type="float" office:value="173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116.0"/>
          <table:table-cell office:value-type="float" office:value="459274.0"/>
          <table:table-cell office:value-type="float" office:value="408960.0"/>
          <table:table-cell office:value-type="float" office:value="289591.0"/>
          <table:table-cell office:value-type="float" office:value="52427.0"/>
          <table:table-cell office:value-type="float" office:value="60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2.03593"/>
          <table:table-cell office:value-type="float" office:value="1.877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2.0"/>
          <table:table-cell office:value-type="float" office:value="2637.0"/>
          <table:table-cell office:value-type="float" office:value="268012.0"/>
          <table:table-cell office:value-type="float" office:value="1048773.0"/>
          <table:table-cell office:value-type="float" office:value="173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116.0"/>
          <table:table-cell office:value-type="float" office:value="459274.0"/>
          <table:table-cell office:value-type="float" office:value="408960.0"/>
          <table:table-cell office:value-type="float" office:value="289591.0"/>
          <table:table-cell office:value-type="float" office:value="52427.0"/>
          <table:table-cell office:value-type="float" office:value="60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2.03449"/>
          <table:table-cell office:value-type="float" office:value="1.9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2110.0"/>
          <table:table-cell office:value-type="float" office:value="309114.0"/>
          <table:table-cell office:value-type="float" office:value="1207672.0"/>
          <table:table-cell office:value-type="float" office:value="1899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392.0"/>
          <table:table-cell office:value-type="float" office:value="527565.0"/>
          <table:table-cell office:value-type="float" office:value="470047.0"/>
          <table:table-cell office:value-type="float" office:value="331384.0"/>
          <table:table-cell office:value-type="float" office:value="59643.0"/>
          <table:table-cell office:value-type="float" office:value="60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IN([.$O8])" office:value-type="float"/>
          <table:table-cell table:formula="of:=MIN([.$P8])" office:value-type="float"/>
          <table:table-cell table:formula="of:=MIN([.$Q8])" office:value-type="float"/>
          <table:table-cell table:formula="of:=MIN([.$R8])" office:value-type="float"/>
          <table:table-cell table:formula="of:=MIN([.$S8])" office:value-type="float"/>
          <table:table-cell table:formula="of:=MIN([.$T8])" office:value-type="float"/>
          <table:table-cell table:formula="of:=MIN([.$U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EDIAN([.$O8])" office:value-type="float"/>
          <table:table-cell table:formula="of:=MEDIAN([.$P8])" office:value-type="float"/>
          <table:table-cell table:formula="of:=MEDIAN([.$Q8])" office:value-type="float"/>
          <table:table-cell table:formula="of:=MEDIAN([.$R8])" office:value-type="float"/>
          <table:table-cell table:formula="of:=MEDIAN([.$S8])" office:value-type="float"/>
          <table:table-cell table:formula="of:=MEDIAN([.$T8])" office:value-type="float"/>
          <table:table-cell table:formula="of:=MEDIAN([.$U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  <table:table-cell table:formula="of:=MAX([.$O8])" office:value-type="float"/>
          <table:table-cell table:formula="of:=MAX([.$P8])" office:value-type="float"/>
          <table:table-cell table:formula="of:=MAX([.$Q8])" office:value-type="float"/>
          <table:table-cell table:formula="of:=MAX([.$R8])" office:value-type="float"/>
          <table:table-cell table:formula="of:=MAX([.$S8])" office:value-type="float"/>
          <table:table-cell table:formula="of:=MAX([.$T8])" office:value-type="float"/>
          <table:table-cell table:formula="of:=MAX([.$U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2.27539"/>
          <table:table-cell office:value-type="float" office:value="2.126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7.0"/>
          <table:table-cell office:value-type="float" office:value="4555.0"/>
          <table:table-cell office:value-type="float" office:value="309114.0"/>
          <table:table-cell office:value-type="float" office:value="1207672.0"/>
          <table:table-cell office:value-type="float" office:value="1909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392.0"/>
          <table:table-cell office:value-type="float" office:value="527565.0"/>
          <table:table-cell office:value-type="float" office:value="470047.0"/>
          <table:table-cell office:value-type="float" office:value="331384.0"/>
          <table:table-cell office:value-type="float" office:value="59643.0"/>
          <table:table-cell office:value-type="float" office:value="60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IN([.$O9])" office:value-type="float"/>
          <table:table-cell table:formula="of:=MIN([.$P9])" office:value-type="float"/>
          <table:table-cell table:formula="of:=MIN([.$Q9])" office:value-type="float"/>
          <table:table-cell table:formula="of:=MIN([.$R9])" office:value-type="float"/>
          <table:table-cell table:formula="of:=MIN([.$S9])" office:value-type="float"/>
          <table:table-cell table:formula="of:=MIN([.$T9])" office:value-type="float"/>
          <table:table-cell table:formula="of:=MIN([.$U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EDIAN([.$O9])" office:value-type="float"/>
          <table:table-cell table:formula="of:=MEDIAN([.$P9])" office:value-type="float"/>
          <table:table-cell table:formula="of:=MEDIAN([.$Q9])" office:value-type="float"/>
          <table:table-cell table:formula="of:=MEDIAN([.$R9])" office:value-type="float"/>
          <table:table-cell table:formula="of:=MEDIAN([.$S9])" office:value-type="float"/>
          <table:table-cell table:formula="of:=MEDIAN([.$T9])" office:value-type="float"/>
          <table:table-cell table:formula="of:=MEDIAN([.$U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  <table:table-cell table:formula="of:=MAX([.$O9])" office:value-type="float"/>
          <table:table-cell table:formula="of:=MAX([.$P9])" office:value-type="float"/>
          <table:table-cell table:formula="of:=MAX([.$Q9])" office:value-type="float"/>
          <table:table-cell table:formula="of:=MAX([.$R9])" office:value-type="float"/>
          <table:table-cell table:formula="of:=MAX([.$S9])" office:value-type="float"/>
          <table:table-cell table:formula="of:=MAX([.$T9])" office:value-type="float"/>
          <table:table-cell table:formula="of:=MAX([.$U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2.12353"/>
          <table:table-cell office:value-type="float" office:value="1.979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2350.0"/>
          <table:table-cell office:value-type="float" office:value="309114.0"/>
          <table:table-cell office:value-type="float" office:value="1207673.0"/>
          <table:table-cell office:value-type="float" office:value="1909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392.0"/>
          <table:table-cell office:value-type="float" office:value="527565.0"/>
          <table:table-cell office:value-type="float" office:value="470047.0"/>
          <table:table-cell office:value-type="float" office:value="331384.0"/>
          <table:table-cell office:value-type="float" office:value="59643.0"/>
          <table:table-cell office:value-type="float" office:value="60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IN([.$O10])" office:value-type="float"/>
          <table:table-cell table:formula="of:=MIN([.$P10])" office:value-type="float"/>
          <table:table-cell table:formula="of:=MIN([.$Q10])" office:value-type="float"/>
          <table:table-cell table:formula="of:=MIN([.$R10])" office:value-type="float"/>
          <table:table-cell table:formula="of:=MIN([.$S10])" office:value-type="float"/>
          <table:table-cell table:formula="of:=MIN([.$T10])" office:value-type="float"/>
          <table:table-cell table:formula="of:=MIN([.$U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EDIAN([.$O10])" office:value-type="float"/>
          <table:table-cell table:formula="of:=MEDIAN([.$P10])" office:value-type="float"/>
          <table:table-cell table:formula="of:=MEDIAN([.$Q10])" office:value-type="float"/>
          <table:table-cell table:formula="of:=MEDIAN([.$R10])" office:value-type="float"/>
          <table:table-cell table:formula="of:=MEDIAN([.$S10])" office:value-type="float"/>
          <table:table-cell table:formula="of:=MEDIAN([.$T10])" office:value-type="float"/>
          <table:table-cell table:formula="of:=MEDIAN([.$U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  <table:table-cell table:formula="of:=MAX([.$O10])" office:value-type="float"/>
          <table:table-cell table:formula="of:=MAX([.$P10])" office:value-type="float"/>
          <table:table-cell table:formula="of:=MAX([.$Q10])" office:value-type="float"/>
          <table:table-cell table:formula="of:=MAX([.$R10])" office:value-type="float"/>
          <table:table-cell table:formula="of:=MAX([.$S10])" office:value-type="float"/>
          <table:table-cell table:formula="of:=MAX([.$T10])" office:value-type="float"/>
          <table:table-cell table:formula="of:=MAX([.$U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2.19132"/>
          <table:table-cell office:value-type="float" office:value="2.031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3.0"/>
          <table:table-cell office:value-type="float" office:value="2614.0"/>
          <table:table-cell office:value-type="float" office:value="309114.0"/>
          <table:table-cell office:value-type="float" office:value="1207674.0"/>
          <table:table-cell office:value-type="float" office:value="1924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392.0"/>
          <table:table-cell office:value-type="float" office:value="527565.0"/>
          <table:table-cell office:value-type="float" office:value="470047.0"/>
          <table:table-cell office:value-type="float" office:value="331384.0"/>
          <table:table-cell office:value-type="float" office:value="59643.0"/>
          <table:table-cell office:value-type="float" office:value="60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IN([.$O11])" office:value-type="float"/>
          <table:table-cell table:formula="of:=MIN([.$P11])" office:value-type="float"/>
          <table:table-cell table:formula="of:=MIN([.$Q11])" office:value-type="float"/>
          <table:table-cell table:formula="of:=MIN([.$R11])" office:value-type="float"/>
          <table:table-cell table:formula="of:=MIN([.$S11])" office:value-type="float"/>
          <table:table-cell table:formula="of:=MIN([.$T11])" office:value-type="float"/>
          <table:table-cell table:formula="of:=MIN([.$U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EDIAN([.$O11])" office:value-type="float"/>
          <table:table-cell table:formula="of:=MEDIAN([.$P11])" office:value-type="float"/>
          <table:table-cell table:formula="of:=MEDIAN([.$Q11])" office:value-type="float"/>
          <table:table-cell table:formula="of:=MEDIAN([.$R11])" office:value-type="float"/>
          <table:table-cell table:formula="of:=MEDIAN([.$S11])" office:value-type="float"/>
          <table:table-cell table:formula="of:=MEDIAN([.$T11])" office:value-type="float"/>
          <table:table-cell table:formula="of:=MEDIAN([.$U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  <table:table-cell table:formula="of:=MAX([.$O11])" office:value-type="float"/>
          <table:table-cell table:formula="of:=MAX([.$P11])" office:value-type="float"/>
          <table:table-cell table:formula="of:=MAX([.$Q11])" office:value-type="float"/>
          <table:table-cell table:formula="of:=MAX([.$R11])" office:value-type="float"/>
          <table:table-cell table:formula="of:=MAX([.$S11])" office:value-type="float"/>
          <table:table-cell table:formula="of:=MAX([.$T11])" office:value-type="float"/>
          <table:table-cell table:formula="of:=MAX([.$U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2.12615"/>
          <table:table-cell office:value-type="float" office:value="2.0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2426.0"/>
          <table:table-cell office:value-type="float" office:value="309114.0"/>
          <table:table-cell office:value-type="float" office:value="1207674.0"/>
          <table:table-cell office:value-type="float" office:value="1899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392.0"/>
          <table:table-cell office:value-type="float" office:value="527565.0"/>
          <table:table-cell office:value-type="float" office:value="470047.0"/>
          <table:table-cell office:value-type="float" office:value="331384.0"/>
          <table:table-cell office:value-type="float" office:value="59643.0"/>
          <table:table-cell office:value-type="float" office:value="60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IN([.$O12])" office:value-type="float"/>
          <table:table-cell table:formula="of:=MIN([.$P12])" office:value-type="float"/>
          <table:table-cell table:formula="of:=MIN([.$Q12])" office:value-type="float"/>
          <table:table-cell table:formula="of:=MIN([.$R12])" office:value-type="float"/>
          <table:table-cell table:formula="of:=MIN([.$S12])" office:value-type="float"/>
          <table:table-cell table:formula="of:=MIN([.$T12])" office:value-type="float"/>
          <table:table-cell table:formula="of:=MIN([.$U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EDIAN([.$O12])" office:value-type="float"/>
          <table:table-cell table:formula="of:=MEDIAN([.$P12])" office:value-type="float"/>
          <table:table-cell table:formula="of:=MEDIAN([.$Q12])" office:value-type="float"/>
          <table:table-cell table:formula="of:=MEDIAN([.$R12])" office:value-type="float"/>
          <table:table-cell table:formula="of:=MEDIAN([.$S12])" office:value-type="float"/>
          <table:table-cell table:formula="of:=MEDIAN([.$T12])" office:value-type="float"/>
          <table:table-cell table:formula="of:=MEDIAN([.$U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  <table:table-cell table:formula="of:=MAX([.$O12])" office:value-type="float"/>
          <table:table-cell table:formula="of:=MAX([.$P12])" office:value-type="float"/>
          <table:table-cell table:formula="of:=MAX([.$Q12])" office:value-type="float"/>
          <table:table-cell table:formula="of:=MAX([.$R12])" office:value-type="float"/>
          <table:table-cell table:formula="of:=MAX([.$S12])" office:value-type="float"/>
          <table:table-cell table:formula="of:=MAX([.$T12])" office:value-type="float"/>
          <table:table-cell table:formula="of:=MAX([.$U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628574"/>
          <table:table-cell office:value-type="float" office:value="0.5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1184.0"/>
          <table:table-cell office:value-type="float" office:value="87222.0"/>
          <table:table-cell office:value-type="float" office:value="336873.0"/>
          <table:table-cell office:value-type="float" office:value="832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484.0"/>
          <table:table-cell office:value-type="float" office:value="151761.0"/>
          <table:table-cell office:value-type="float" office:value="134129.0"/>
          <table:table-cell office:value-type="float" office:value="97678.0"/>
          <table:table-cell office:value-type="float" office:value="17697.0"/>
          <table:table-cell office:value-type="float" office:value="30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IN([.$O13])" office:value-type="float"/>
          <table:table-cell table:formula="of:=MIN([.$P13])" office:value-type="float"/>
          <table:table-cell table:formula="of:=MIN([.$Q13])" office:value-type="float"/>
          <table:table-cell table:formula="of:=MIN([.$R13])" office:value-type="float"/>
          <table:table-cell table:formula="of:=MIN([.$S13])" office:value-type="float"/>
          <table:table-cell table:formula="of:=MIN([.$T13])" office:value-type="float"/>
          <table:table-cell table:formula="of:=MIN([.$U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EDIAN([.$O13])" office:value-type="float"/>
          <table:table-cell table:formula="of:=MEDIAN([.$P13])" office:value-type="float"/>
          <table:table-cell table:formula="of:=MEDIAN([.$Q13])" office:value-type="float"/>
          <table:table-cell table:formula="of:=MEDIAN([.$R13])" office:value-type="float"/>
          <table:table-cell table:formula="of:=MEDIAN([.$S13])" office:value-type="float"/>
          <table:table-cell table:formula="of:=MEDIAN([.$T13])" office:value-type="float"/>
          <table:table-cell table:formula="of:=MEDIAN([.$U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  <table:table-cell table:formula="of:=MAX([.$O13])" office:value-type="float"/>
          <table:table-cell table:formula="of:=MAX([.$P13])" office:value-type="float"/>
          <table:table-cell table:formula="of:=MAX([.$Q13])" office:value-type="float"/>
          <table:table-cell table:formula="of:=MAX([.$R13])" office:value-type="float"/>
          <table:table-cell table:formula="of:=MAX([.$S13])" office:value-type="float"/>
          <table:table-cell table:formula="of:=MAX([.$T13])" office:value-type="float"/>
          <table:table-cell table:formula="of:=MAX([.$U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703508"/>
          <table:table-cell office:value-type="float" office:value="0.62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118.0"/>
          <table:table-cell office:value-type="float" office:value="87222.0"/>
          <table:table-cell office:value-type="float" office:value="336873.0"/>
          <table:table-cell office:value-type="float" office:value="827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484.0"/>
          <table:table-cell office:value-type="float" office:value="151761.0"/>
          <table:table-cell office:value-type="float" office:value="134129.0"/>
          <table:table-cell office:value-type="float" office:value="97678.0"/>
          <table:table-cell office:value-type="float" office:value="17697.0"/>
          <table:table-cell office:value-type="float" office:value="300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IN([.$O14])" office:value-type="float"/>
          <table:table-cell table:formula="of:=MIN([.$P14])" office:value-type="float"/>
          <table:table-cell table:formula="of:=MIN([.$Q14])" office:value-type="float"/>
          <table:table-cell table:formula="of:=MIN([.$R14])" office:value-type="float"/>
          <table:table-cell table:formula="of:=MIN([.$S14])" office:value-type="float"/>
          <table:table-cell table:formula="of:=MIN([.$T14])" office:value-type="float"/>
          <table:table-cell table:formula="of:=MIN([.$U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EDIAN([.$O14])" office:value-type="float"/>
          <table:table-cell table:formula="of:=MEDIAN([.$P14])" office:value-type="float"/>
          <table:table-cell table:formula="of:=MEDIAN([.$Q14])" office:value-type="float"/>
          <table:table-cell table:formula="of:=MEDIAN([.$R14])" office:value-type="float"/>
          <table:table-cell table:formula="of:=MEDIAN([.$S14])" office:value-type="float"/>
          <table:table-cell table:formula="of:=MEDIAN([.$T14])" office:value-type="float"/>
          <table:table-cell table:formula="of:=MEDIAN([.$U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  <table:table-cell table:formula="of:=MAX([.$O14])" office:value-type="float"/>
          <table:table-cell table:formula="of:=MAX([.$P14])" office:value-type="float"/>
          <table:table-cell table:formula="of:=MAX([.$Q14])" office:value-type="float"/>
          <table:table-cell table:formula="of:=MAX([.$R14])" office:value-type="float"/>
          <table:table-cell table:formula="of:=MAX([.$S14])" office:value-type="float"/>
          <table:table-cell table:formula="of:=MAX([.$T14])" office:value-type="float"/>
          <table:table-cell table:formula="of:=MAX([.$U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718884"/>
          <table:table-cell office:value-type="float" office:value="0.6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100.0"/>
          <table:table-cell office:value-type="float" office:value="87222.0"/>
          <table:table-cell office:value-type="float" office:value="336873.0"/>
          <table:table-cell office:value-type="float" office:value="830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484.0"/>
          <table:table-cell office:value-type="float" office:value="151761.0"/>
          <table:table-cell office:value-type="float" office:value="134129.0"/>
          <table:table-cell office:value-type="float" office:value="97678.0"/>
          <table:table-cell office:value-type="float" office:value="17697.0"/>
          <table:table-cell office:value-type="float" office:value="300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IN([.$O15])" office:value-type="float"/>
          <table:table-cell table:formula="of:=MIN([.$P15])" office:value-type="float"/>
          <table:table-cell table:formula="of:=MIN([.$Q15])" office:value-type="float"/>
          <table:table-cell table:formula="of:=MIN([.$R15])" office:value-type="float"/>
          <table:table-cell table:formula="of:=MIN([.$S15])" office:value-type="float"/>
          <table:table-cell table:formula="of:=MIN([.$T15])" office:value-type="float"/>
          <table:table-cell table:formula="of:=MIN([.$U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EDIAN([.$O15])" office:value-type="float"/>
          <table:table-cell table:formula="of:=MEDIAN([.$P15])" office:value-type="float"/>
          <table:table-cell table:formula="of:=MEDIAN([.$Q15])" office:value-type="float"/>
          <table:table-cell table:formula="of:=MEDIAN([.$R15])" office:value-type="float"/>
          <table:table-cell table:formula="of:=MEDIAN([.$S15])" office:value-type="float"/>
          <table:table-cell table:formula="of:=MEDIAN([.$T15])" office:value-type="float"/>
          <table:table-cell table:formula="of:=MEDIAN([.$U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  <table:table-cell table:formula="of:=MAX([.$O15])" office:value-type="float"/>
          <table:table-cell table:formula="of:=MAX([.$P15])" office:value-type="float"/>
          <table:table-cell table:formula="of:=MAX([.$Q15])" office:value-type="float"/>
          <table:table-cell table:formula="of:=MAX([.$R15])" office:value-type="float"/>
          <table:table-cell table:formula="of:=MAX([.$S15])" office:value-type="float"/>
          <table:table-cell table:formula="of:=MAX([.$T15])" office:value-type="float"/>
          <table:table-cell table:formula="of:=MAX([.$U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684219"/>
          <table:table-cell office:value-type="float" office:value="0.62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179.0"/>
          <table:table-cell office:value-type="float" office:value="87222.0"/>
          <table:table-cell office:value-type="float" office:value="336873.0"/>
          <table:table-cell office:value-type="float" office:value="832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484.0"/>
          <table:table-cell office:value-type="float" office:value="151761.0"/>
          <table:table-cell office:value-type="float" office:value="134129.0"/>
          <table:table-cell office:value-type="float" office:value="97678.0"/>
          <table:table-cell office:value-type="float" office:value="17697.0"/>
          <table:table-cell office:value-type="float" office:value="300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IN([.$O16])" office:value-type="float"/>
          <table:table-cell table:formula="of:=MIN([.$P16])" office:value-type="float"/>
          <table:table-cell table:formula="of:=MIN([.$Q16])" office:value-type="float"/>
          <table:table-cell table:formula="of:=MIN([.$R16])" office:value-type="float"/>
          <table:table-cell table:formula="of:=MIN([.$S16])" office:value-type="float"/>
          <table:table-cell table:formula="of:=MIN([.$T16])" office:value-type="float"/>
          <table:table-cell table:formula="of:=MIN([.$U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EDIAN([.$O16])" office:value-type="float"/>
          <table:table-cell table:formula="of:=MEDIAN([.$P16])" office:value-type="float"/>
          <table:table-cell table:formula="of:=MEDIAN([.$Q16])" office:value-type="float"/>
          <table:table-cell table:formula="of:=MEDIAN([.$R16])" office:value-type="float"/>
          <table:table-cell table:formula="of:=MEDIAN([.$S16])" office:value-type="float"/>
          <table:table-cell table:formula="of:=MEDIAN([.$T16])" office:value-type="float"/>
          <table:table-cell table:formula="of:=MEDIAN([.$U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  <table:table-cell table:formula="of:=MAX([.$O16])" office:value-type="float"/>
          <table:table-cell table:formula="of:=MAX([.$P16])" office:value-type="float"/>
          <table:table-cell table:formula="of:=MAX([.$Q16])" office:value-type="float"/>
          <table:table-cell table:formula="of:=MAX([.$R16])" office:value-type="float"/>
          <table:table-cell table:formula="of:=MAX([.$S16])" office:value-type="float"/>
          <table:table-cell table:formula="of:=MAX([.$T16])" office:value-type="float"/>
          <table:table-cell table:formula="of:=MAX([.$U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598371"/>
          <table:table-cell office:value-type="float" office:value="0.53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1137.0"/>
          <table:table-cell office:value-type="float" office:value="87222.0"/>
          <table:table-cell office:value-type="float" office:value="336873.0"/>
          <table:table-cell office:value-type="float" office:value="789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6484.0"/>
          <table:table-cell office:value-type="float" office:value="151761.0"/>
          <table:table-cell office:value-type="float" office:value="134129.0"/>
          <table:table-cell office:value-type="float" office:value="97678.0"/>
          <table:table-cell office:value-type="float" office:value="17697.0"/>
          <table:table-cell office:value-type="float" office:value="300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IN([.$O17])" office:value-type="float"/>
          <table:table-cell table:formula="of:=MIN([.$P17])" office:value-type="float"/>
          <table:table-cell table:formula="of:=MIN([.$Q17])" office:value-type="float"/>
          <table:table-cell table:formula="of:=MIN([.$R17])" office:value-type="float"/>
          <table:table-cell table:formula="of:=MIN([.$S17])" office:value-type="float"/>
          <table:table-cell table:formula="of:=MIN([.$T17])" office:value-type="float"/>
          <table:table-cell table:formula="of:=MIN([.$U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EDIAN([.$O17])" office:value-type="float"/>
          <table:table-cell table:formula="of:=MEDIAN([.$P17])" office:value-type="float"/>
          <table:table-cell table:formula="of:=MEDIAN([.$Q17])" office:value-type="float"/>
          <table:table-cell table:formula="of:=MEDIAN([.$R17])" office:value-type="float"/>
          <table:table-cell table:formula="of:=MEDIAN([.$S17])" office:value-type="float"/>
          <table:table-cell table:formula="of:=MEDIAN([.$T17])" office:value-type="float"/>
          <table:table-cell table:formula="of:=MEDIAN([.$U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  <table:table-cell table:formula="of:=MAX([.$O17])" office:value-type="float"/>
          <table:table-cell table:formula="of:=MAX([.$P17])" office:value-type="float"/>
          <table:table-cell table:formula="of:=MAX([.$Q17])" office:value-type="float"/>
          <table:table-cell table:formula="of:=MAX([.$R17])" office:value-type="float"/>
          <table:table-cell table:formula="of:=MAX([.$S17])" office:value-type="float"/>
          <table:table-cell table:formula="of:=MAX([.$T17])" office:value-type="float"/>
          <table:table-cell table:formula="of:=MAX([.$U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.33831"/>
          <table:table-cell office:value-type="float" office:value="2.218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2460.0"/>
          <table:table-cell office:value-type="float" office:value="245664.0"/>
          <table:table-cell office:value-type="float" office:value="961960.0"/>
          <table:table-cell office:value-type="float" office:value="1628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094.0"/>
          <table:table-cell office:value-type="float" office:value="422118.0"/>
          <table:table-cell office:value-type="float" office:value="375706.0"/>
          <table:table-cell office:value-type="float" office:value="266851.0"/>
          <table:table-cell office:value-type="float" office:value="48519.0"/>
          <table:table-cell office:value-type="float" office:value="600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IN([.$O18])" office:value-type="float"/>
          <table:table-cell table:formula="of:=MIN([.$P18])" office:value-type="float"/>
          <table:table-cell table:formula="of:=MIN([.$Q18])" office:value-type="float"/>
          <table:table-cell table:formula="of:=MIN([.$R18])" office:value-type="float"/>
          <table:table-cell table:formula="of:=MIN([.$S18])" office:value-type="float"/>
          <table:table-cell table:formula="of:=MIN([.$T18])" office:value-type="float"/>
          <table:table-cell table:formula="of:=MIN([.$U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EDIAN([.$O18])" office:value-type="float"/>
          <table:table-cell table:formula="of:=MEDIAN([.$P18])" office:value-type="float"/>
          <table:table-cell table:formula="of:=MEDIAN([.$Q18])" office:value-type="float"/>
          <table:table-cell table:formula="of:=MEDIAN([.$R18])" office:value-type="float"/>
          <table:table-cell table:formula="of:=MEDIAN([.$S18])" office:value-type="float"/>
          <table:table-cell table:formula="of:=MEDIAN([.$T18])" office:value-type="float"/>
          <table:table-cell table:formula="of:=MEDIAN([.$U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  <table:table-cell table:formula="of:=MAX([.$O18])" office:value-type="float"/>
          <table:table-cell table:formula="of:=MAX([.$P18])" office:value-type="float"/>
          <table:table-cell table:formula="of:=MAX([.$Q18])" office:value-type="float"/>
          <table:table-cell table:formula="of:=MAX([.$R18])" office:value-type="float"/>
          <table:table-cell table:formula="of:=MAX([.$S18])" office:value-type="float"/>
          <table:table-cell table:formula="of:=MAX([.$T18])" office:value-type="float"/>
          <table:table-cell table:formula="of:=MAX([.$U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.79252"/>
          <table:table-cell office:value-type="float" office:value="1.668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2214.0"/>
          <table:table-cell office:value-type="float" office:value="245664.0"/>
          <table:table-cell office:value-type="float" office:value="961959.0"/>
          <table:table-cell office:value-type="float" office:value="1628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094.0"/>
          <table:table-cell office:value-type="float" office:value="422118.0"/>
          <table:table-cell office:value-type="float" office:value="375706.0"/>
          <table:table-cell office:value-type="float" office:value="266851.0"/>
          <table:table-cell office:value-type="float" office:value="48519.0"/>
          <table:table-cell office:value-type="float" office:value="600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IN([.$O19])" office:value-type="float"/>
          <table:table-cell table:formula="of:=MIN([.$P19])" office:value-type="float"/>
          <table:table-cell table:formula="of:=MIN([.$Q19])" office:value-type="float"/>
          <table:table-cell table:formula="of:=MIN([.$R19])" office:value-type="float"/>
          <table:table-cell table:formula="of:=MIN([.$S19])" office:value-type="float"/>
          <table:table-cell table:formula="of:=MIN([.$T19])" office:value-type="float"/>
          <table:table-cell table:formula="of:=MIN([.$U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EDIAN([.$O19])" office:value-type="float"/>
          <table:table-cell table:formula="of:=MEDIAN([.$P19])" office:value-type="float"/>
          <table:table-cell table:formula="of:=MEDIAN([.$Q19])" office:value-type="float"/>
          <table:table-cell table:formula="of:=MEDIAN([.$R19])" office:value-type="float"/>
          <table:table-cell table:formula="of:=MEDIAN([.$S19])" office:value-type="float"/>
          <table:table-cell table:formula="of:=MEDIAN([.$T19])" office:value-type="float"/>
          <table:table-cell table:formula="of:=MEDIAN([.$U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  <table:table-cell table:formula="of:=MAX([.$O19])" office:value-type="float"/>
          <table:table-cell table:formula="of:=MAX([.$P19])" office:value-type="float"/>
          <table:table-cell table:formula="of:=MAX([.$Q19])" office:value-type="float"/>
          <table:table-cell table:formula="of:=MAX([.$R19])" office:value-type="float"/>
          <table:table-cell table:formula="of:=MAX([.$S19])" office:value-type="float"/>
          <table:table-cell table:formula="of:=MAX([.$T19])" office:value-type="float"/>
          <table:table-cell table:formula="of:=MAX([.$U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.855"/>
          <table:table-cell office:value-type="float" office:value="1.757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6.0"/>
          <table:table-cell office:value-type="float" office:value="2295.0"/>
          <table:table-cell office:value-type="float" office:value="245664.0"/>
          <table:table-cell office:value-type="float" office:value="961959.0"/>
          <table:table-cell office:value-type="float" office:value="1628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094.0"/>
          <table:table-cell office:value-type="float" office:value="422118.0"/>
          <table:table-cell office:value-type="float" office:value="375706.0"/>
          <table:table-cell office:value-type="float" office:value="266851.0"/>
          <table:table-cell office:value-type="float" office:value="48519.0"/>
          <table:table-cell office:value-type="float" office:value="600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IN([.$O20])" office:value-type="float"/>
          <table:table-cell table:formula="of:=MIN([.$P20])" office:value-type="float"/>
          <table:table-cell table:formula="of:=MIN([.$Q20])" office:value-type="float"/>
          <table:table-cell table:formula="of:=MIN([.$R20])" office:value-type="float"/>
          <table:table-cell table:formula="of:=MIN([.$S20])" office:value-type="float"/>
          <table:table-cell table:formula="of:=MIN([.$T20])" office:value-type="float"/>
          <table:table-cell table:formula="of:=MIN([.$U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EDIAN([.$O20])" office:value-type="float"/>
          <table:table-cell table:formula="of:=MEDIAN([.$P20])" office:value-type="float"/>
          <table:table-cell table:formula="of:=MEDIAN([.$Q20])" office:value-type="float"/>
          <table:table-cell table:formula="of:=MEDIAN([.$R20])" office:value-type="float"/>
          <table:table-cell table:formula="of:=MEDIAN([.$S20])" office:value-type="float"/>
          <table:table-cell table:formula="of:=MEDIAN([.$T20])" office:value-type="float"/>
          <table:table-cell table:formula="of:=MEDIAN([.$U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  <table:table-cell table:formula="of:=MAX([.$O20])" office:value-type="float"/>
          <table:table-cell table:formula="of:=MAX([.$P20])" office:value-type="float"/>
          <table:table-cell table:formula="of:=MAX([.$Q20])" office:value-type="float"/>
          <table:table-cell table:formula="of:=MAX([.$R20])" office:value-type="float"/>
          <table:table-cell table:formula="of:=MAX([.$S20])" office:value-type="float"/>
          <table:table-cell table:formula="of:=MAX([.$T20])" office:value-type="float"/>
          <table:table-cell table:formula="of:=MAX([.$U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.84512"/>
          <table:table-cell office:value-type="float" office:value="1.711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7.0"/>
          <table:table-cell office:value-type="float" office:value="2289.0"/>
          <table:table-cell office:value-type="float" office:value="245664.0"/>
          <table:table-cell office:value-type="float" office:value="961959.0"/>
          <table:table-cell office:value-type="float" office:value="1628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094.0"/>
          <table:table-cell office:value-type="float" office:value="422118.0"/>
          <table:table-cell office:value-type="float" office:value="375706.0"/>
          <table:table-cell office:value-type="float" office:value="266851.0"/>
          <table:table-cell office:value-type="float" office:value="48519.0"/>
          <table:table-cell office:value-type="float" office:value="600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IN([.$O21])" office:value-type="float"/>
          <table:table-cell table:formula="of:=MIN([.$P21])" office:value-type="float"/>
          <table:table-cell table:formula="of:=MIN([.$Q21])" office:value-type="float"/>
          <table:table-cell table:formula="of:=MIN([.$R21])" office:value-type="float"/>
          <table:table-cell table:formula="of:=MIN([.$S21])" office:value-type="float"/>
          <table:table-cell table:formula="of:=MIN([.$T21])" office:value-type="float"/>
          <table:table-cell table:formula="of:=MIN([.$U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EDIAN([.$O21])" office:value-type="float"/>
          <table:table-cell table:formula="of:=MEDIAN([.$P21])" office:value-type="float"/>
          <table:table-cell table:formula="of:=MEDIAN([.$Q21])" office:value-type="float"/>
          <table:table-cell table:formula="of:=MEDIAN([.$R21])" office:value-type="float"/>
          <table:table-cell table:formula="of:=MEDIAN([.$S21])" office:value-type="float"/>
          <table:table-cell table:formula="of:=MEDIAN([.$T21])" office:value-type="float"/>
          <table:table-cell table:formula="of:=MEDIAN([.$U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  <table:table-cell table:formula="of:=MAX([.$O21])" office:value-type="float"/>
          <table:table-cell table:formula="of:=MAX([.$P21])" office:value-type="float"/>
          <table:table-cell table:formula="of:=MAX([.$Q21])" office:value-type="float"/>
          <table:table-cell table:formula="of:=MAX([.$R21])" office:value-type="float"/>
          <table:table-cell table:formula="of:=MAX([.$S21])" office:value-type="float"/>
          <table:table-cell table:formula="of:=MAX([.$T21])" office:value-type="float"/>
          <table:table-cell table:formula="of:=MAX([.$U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.77327"/>
          <table:table-cell office:value-type="float" office:value="1.646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2330.0"/>
          <table:table-cell office:value-type="float" office:value="245664.0"/>
          <table:table-cell office:value-type="float" office:value="961961.0"/>
          <table:table-cell office:value-type="float" office:value="1628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094.0"/>
          <table:table-cell office:value-type="float" office:value="422118.0"/>
          <table:table-cell office:value-type="float" office:value="375706.0"/>
          <table:table-cell office:value-type="float" office:value="266851.0"/>
          <table:table-cell office:value-type="float" office:value="48519.0"/>
          <table:table-cell office:value-type="float" office:value="600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IN([.$O22])" office:value-type="float"/>
          <table:table-cell table:formula="of:=MIN([.$P22])" office:value-type="float"/>
          <table:table-cell table:formula="of:=MIN([.$Q22])" office:value-type="float"/>
          <table:table-cell table:formula="of:=MIN([.$R22])" office:value-type="float"/>
          <table:table-cell table:formula="of:=MIN([.$S22])" office:value-type="float"/>
          <table:table-cell table:formula="of:=MIN([.$T22])" office:value-type="float"/>
          <table:table-cell table:formula="of:=MIN([.$U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EDIAN([.$O22])" office:value-type="float"/>
          <table:table-cell table:formula="of:=MEDIAN([.$P22])" office:value-type="float"/>
          <table:table-cell table:formula="of:=MEDIAN([.$Q22])" office:value-type="float"/>
          <table:table-cell table:formula="of:=MEDIAN([.$R22])" office:value-type="float"/>
          <table:table-cell table:formula="of:=MEDIAN([.$S22])" office:value-type="float"/>
          <table:table-cell table:formula="of:=MEDIAN([.$T22])" office:value-type="float"/>
          <table:table-cell table:formula="of:=MEDIAN([.$U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  <table:table-cell table:formula="of:=MAX([.$O22])" office:value-type="float"/>
          <table:table-cell table:formula="of:=MAX([.$P22])" office:value-type="float"/>
          <table:table-cell table:formula="of:=MAX([.$Q22])" office:value-type="float"/>
          <table:table-cell table:formula="of:=MAX([.$R22])" office:value-type="float"/>
          <table:table-cell table:formula="of:=MAX([.$S22])" office:value-type="float"/>
          <table:table-cell table:formula="of:=MAX([.$T22])" office:value-type="float"/>
          <table:table-cell table:formula="of:=MAX([.$U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287226"/>
          <table:table-cell office:value-type="float" office:value="0.24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463.0"/>
          <table:table-cell office:value-type="float" office:value="27361.0"/>
          <table:table-cell office:value-type="float" office:value="105887.0"/>
          <table:table-cell office:value-type="float" office:value="536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126.0"/>
          <table:table-cell office:value-type="float" office:value="52143.0"/>
          <table:table-cell office:value-type="float" office:value="41915.0"/>
          <table:table-cell office:value-type="float" office:value="35641.0"/>
          <table:table-cell office:value-type="float" office:value="5494.0"/>
          <table:table-cell office:value-type="float" office:value="120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IN([.$M23])" office:value-type="float"/>
          <table:table-cell table:formula="of:=MIN([.$N23])" office:value-type="float"/>
          <table:table-cell table:formula="of:=MIN([.$O23])" office:value-type="float"/>
          <table:table-cell table:formula="of:=MIN([.$P23])" office:value-type="float"/>
          <table:table-cell table:formula="of:=MIN([.$Q23])" office:value-type="float"/>
          <table:table-cell table:formula="of:=MIN([.$R23])" office:value-type="float"/>
          <table:table-cell table:formula="of:=MIN([.$S23])" office:value-type="float"/>
          <table:table-cell table:formula="of:=MIN([.$T23])" office:value-type="float"/>
          <table:table-cell table:formula="of:=MIN([.$U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EDIAN([.$M23])" office:value-type="float"/>
          <table:table-cell table:formula="of:=MEDIAN([.$N23])" office:value-type="float"/>
          <table:table-cell table:formula="of:=MEDIAN([.$O23])" office:value-type="float"/>
          <table:table-cell table:formula="of:=MEDIAN([.$P23])" office:value-type="float"/>
          <table:table-cell table:formula="of:=MEDIAN([.$Q23])" office:value-type="float"/>
          <table:table-cell table:formula="of:=MEDIAN([.$R23])" office:value-type="float"/>
          <table:table-cell table:formula="of:=MEDIAN([.$S23])" office:value-type="float"/>
          <table:table-cell table:formula="of:=MEDIAN([.$T23])" office:value-type="float"/>
          <table:table-cell table:formula="of:=MEDIAN([.$U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  <table:table-cell table:formula="of:=MAX([.$M23])" office:value-type="float"/>
          <table:table-cell table:formula="of:=MAX([.$N23])" office:value-type="float"/>
          <table:table-cell table:formula="of:=MAX([.$O23])" office:value-type="float"/>
          <table:table-cell table:formula="of:=MAX([.$P23])" office:value-type="float"/>
          <table:table-cell table:formula="of:=MAX([.$Q23])" office:value-type="float"/>
          <table:table-cell table:formula="of:=MAX([.$R23])" office:value-type="float"/>
          <table:table-cell table:formula="of:=MAX([.$S23])" office:value-type="float"/>
          <table:table-cell table:formula="of:=MAX([.$T23])" office:value-type="float"/>
          <table:table-cell table:formula="of:=MAX([.$U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297967"/>
          <table:table-cell office:value-type="float" office:value="0.24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40.0"/>
          <table:table-cell office:value-type="float" office:value="27361.0"/>
          <table:table-cell office:value-type="float" office:value="105887.0"/>
          <table:table-cell office:value-type="float" office:value="538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126.0"/>
          <table:table-cell office:value-type="float" office:value="52143.0"/>
          <table:table-cell office:value-type="float" office:value="41915.0"/>
          <table:table-cell office:value-type="float" office:value="35641.0"/>
          <table:table-cell office:value-type="float" office:value="5494.0"/>
          <table:table-cell office:value-type="float" office:value="120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IN([.$M24])" office:value-type="float"/>
          <table:table-cell table:formula="of:=MIN([.$N24])" office:value-type="float"/>
          <table:table-cell table:formula="of:=MIN([.$O24])" office:value-type="float"/>
          <table:table-cell table:formula="of:=MIN([.$P24])" office:value-type="float"/>
          <table:table-cell table:formula="of:=MIN([.$Q24])" office:value-type="float"/>
          <table:table-cell table:formula="of:=MIN([.$R24])" office:value-type="float"/>
          <table:table-cell table:formula="of:=MIN([.$S24])" office:value-type="float"/>
          <table:table-cell table:formula="of:=MIN([.$T24])" office:value-type="float"/>
          <table:table-cell table:formula="of:=MIN([.$U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EDIAN([.$M24])" office:value-type="float"/>
          <table:table-cell table:formula="of:=MEDIAN([.$N24])" office:value-type="float"/>
          <table:table-cell table:formula="of:=MEDIAN([.$O24])" office:value-type="float"/>
          <table:table-cell table:formula="of:=MEDIAN([.$P24])" office:value-type="float"/>
          <table:table-cell table:formula="of:=MEDIAN([.$Q24])" office:value-type="float"/>
          <table:table-cell table:formula="of:=MEDIAN([.$R24])" office:value-type="float"/>
          <table:table-cell table:formula="of:=MEDIAN([.$S24])" office:value-type="float"/>
          <table:table-cell table:formula="of:=MEDIAN([.$T24])" office:value-type="float"/>
          <table:table-cell table:formula="of:=MEDIAN([.$U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  <table:table-cell table:formula="of:=MAX([.$M24])" office:value-type="float"/>
          <table:table-cell table:formula="of:=MAX([.$N24])" office:value-type="float"/>
          <table:table-cell table:formula="of:=MAX([.$O24])" office:value-type="float"/>
          <table:table-cell table:formula="of:=MAX([.$P24])" office:value-type="float"/>
          <table:table-cell table:formula="of:=MAX([.$Q24])" office:value-type="float"/>
          <table:table-cell table:formula="of:=MAX([.$R24])" office:value-type="float"/>
          <table:table-cell table:formula="of:=MAX([.$S24])" office:value-type="float"/>
          <table:table-cell table:formula="of:=MAX([.$T24])" office:value-type="float"/>
          <table:table-cell table:formula="of:=MAX([.$U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242917"/>
          <table:table-cell office:value-type="float" office:value="0.1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7.0"/>
          <table:table-cell office:value-type="float" office:value="27361.0"/>
          <table:table-cell office:value-type="float" office:value="105887.0"/>
          <table:table-cell office:value-type="float" office:value="435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126.0"/>
          <table:table-cell office:value-type="float" office:value="52143.0"/>
          <table:table-cell office:value-type="float" office:value="41915.0"/>
          <table:table-cell office:value-type="float" office:value="35641.0"/>
          <table:table-cell office:value-type="float" office:value="5494.0"/>
          <table:table-cell office:value-type="float" office:value="120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IN([.$M25])" office:value-type="float"/>
          <table:table-cell table:formula="of:=MIN([.$N25])" office:value-type="float"/>
          <table:table-cell table:formula="of:=MIN([.$O25])" office:value-type="float"/>
          <table:table-cell table:formula="of:=MIN([.$P25])" office:value-type="float"/>
          <table:table-cell table:formula="of:=MIN([.$Q25])" office:value-type="float"/>
          <table:table-cell table:formula="of:=MIN([.$R25])" office:value-type="float"/>
          <table:table-cell table:formula="of:=MIN([.$S25])" office:value-type="float"/>
          <table:table-cell table:formula="of:=MIN([.$T25])" office:value-type="float"/>
          <table:table-cell table:formula="of:=MIN([.$U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EDIAN([.$M25])" office:value-type="float"/>
          <table:table-cell table:formula="of:=MEDIAN([.$N25])" office:value-type="float"/>
          <table:table-cell table:formula="of:=MEDIAN([.$O25])" office:value-type="float"/>
          <table:table-cell table:formula="of:=MEDIAN([.$P25])" office:value-type="float"/>
          <table:table-cell table:formula="of:=MEDIAN([.$Q25])" office:value-type="float"/>
          <table:table-cell table:formula="of:=MEDIAN([.$R25])" office:value-type="float"/>
          <table:table-cell table:formula="of:=MEDIAN([.$S25])" office:value-type="float"/>
          <table:table-cell table:formula="of:=MEDIAN([.$T25])" office:value-type="float"/>
          <table:table-cell table:formula="of:=MEDIAN([.$U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  <table:table-cell table:formula="of:=MAX([.$M25])" office:value-type="float"/>
          <table:table-cell table:formula="of:=MAX([.$N25])" office:value-type="float"/>
          <table:table-cell table:formula="of:=MAX([.$O25])" office:value-type="float"/>
          <table:table-cell table:formula="of:=MAX([.$P25])" office:value-type="float"/>
          <table:table-cell table:formula="of:=MAX([.$Q25])" office:value-type="float"/>
          <table:table-cell table:formula="of:=MAX([.$R25])" office:value-type="float"/>
          <table:table-cell table:formula="of:=MAX([.$S25])" office:value-type="float"/>
          <table:table-cell table:formula="of:=MAX([.$T25])" office:value-type="float"/>
          <table:table-cell table:formula="of:=MAX([.$U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264359"/>
          <table:table-cell office:value-type="float" office:value="0.19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49.0"/>
          <table:table-cell office:value-type="float" office:value="27361.0"/>
          <table:table-cell office:value-type="float" office:value="105887.0"/>
          <table:table-cell office:value-type="float" office:value="425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126.0"/>
          <table:table-cell office:value-type="float" office:value="52143.0"/>
          <table:table-cell office:value-type="float" office:value="41915.0"/>
          <table:table-cell office:value-type="float" office:value="35641.0"/>
          <table:table-cell office:value-type="float" office:value="5494.0"/>
          <table:table-cell office:value-type="float" office:value="120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IN([.$M26])" office:value-type="float"/>
          <table:table-cell table:formula="of:=MIN([.$N26])" office:value-type="float"/>
          <table:table-cell table:formula="of:=MIN([.$O26])" office:value-type="float"/>
          <table:table-cell table:formula="of:=MIN([.$P26])" office:value-type="float"/>
          <table:table-cell table:formula="of:=MIN([.$Q26])" office:value-type="float"/>
          <table:table-cell table:formula="of:=MIN([.$R26])" office:value-type="float"/>
          <table:table-cell table:formula="of:=MIN([.$S26])" office:value-type="float"/>
          <table:table-cell table:formula="of:=MIN([.$T26])" office:value-type="float"/>
          <table:table-cell table:formula="of:=MIN([.$U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EDIAN([.$M26])" office:value-type="float"/>
          <table:table-cell table:formula="of:=MEDIAN([.$N26])" office:value-type="float"/>
          <table:table-cell table:formula="of:=MEDIAN([.$O26])" office:value-type="float"/>
          <table:table-cell table:formula="of:=MEDIAN([.$P26])" office:value-type="float"/>
          <table:table-cell table:formula="of:=MEDIAN([.$Q26])" office:value-type="float"/>
          <table:table-cell table:formula="of:=MEDIAN([.$R26])" office:value-type="float"/>
          <table:table-cell table:formula="of:=MEDIAN([.$S26])" office:value-type="float"/>
          <table:table-cell table:formula="of:=MEDIAN([.$T26])" office:value-type="float"/>
          <table:table-cell table:formula="of:=MEDIAN([.$U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  <table:table-cell table:formula="of:=MAX([.$M26])" office:value-type="float"/>
          <table:table-cell table:formula="of:=MAX([.$N26])" office:value-type="float"/>
          <table:table-cell table:formula="of:=MAX([.$O26])" office:value-type="float"/>
          <table:table-cell table:formula="of:=MAX([.$P26])" office:value-type="float"/>
          <table:table-cell table:formula="of:=MAX([.$Q26])" office:value-type="float"/>
          <table:table-cell table:formula="of:=MAX([.$R26])" office:value-type="float"/>
          <table:table-cell table:formula="of:=MAX([.$S26])" office:value-type="float"/>
          <table:table-cell table:formula="of:=MAX([.$T26])" office:value-type="float"/>
          <table:table-cell table:formula="of:=MAX([.$U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306844"/>
          <table:table-cell office:value-type="float" office:value="0.24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2.0"/>
          <table:table-cell office:value-type="float" office:value="27361.0"/>
          <table:table-cell office:value-type="float" office:value="105887.0"/>
          <table:table-cell office:value-type="float" office:value="524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126.0"/>
          <table:table-cell office:value-type="float" office:value="52143.0"/>
          <table:table-cell office:value-type="float" office:value="41915.0"/>
          <table:table-cell office:value-type="float" office:value="35641.0"/>
          <table:table-cell office:value-type="float" office:value="5494.0"/>
          <table:table-cell office:value-type="float" office:value="120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IN([.$M27])" office:value-type="float"/>
          <table:table-cell table:formula="of:=MIN([.$N27])" office:value-type="float"/>
          <table:table-cell table:formula="of:=MIN([.$O27])" office:value-type="float"/>
          <table:table-cell table:formula="of:=MIN([.$P27])" office:value-type="float"/>
          <table:table-cell table:formula="of:=MIN([.$Q27])" office:value-type="float"/>
          <table:table-cell table:formula="of:=MIN([.$R27])" office:value-type="float"/>
          <table:table-cell table:formula="of:=MIN([.$S27])" office:value-type="float"/>
          <table:table-cell table:formula="of:=MIN([.$T27])" office:value-type="float"/>
          <table:table-cell table:formula="of:=MIN([.$U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EDIAN([.$M27])" office:value-type="float"/>
          <table:table-cell table:formula="of:=MEDIAN([.$N27])" office:value-type="float"/>
          <table:table-cell table:formula="of:=MEDIAN([.$O27])" office:value-type="float"/>
          <table:table-cell table:formula="of:=MEDIAN([.$P27])" office:value-type="float"/>
          <table:table-cell table:formula="of:=MEDIAN([.$Q27])" office:value-type="float"/>
          <table:table-cell table:formula="of:=MEDIAN([.$R27])" office:value-type="float"/>
          <table:table-cell table:formula="of:=MEDIAN([.$S27])" office:value-type="float"/>
          <table:table-cell table:formula="of:=MEDIAN([.$T27])" office:value-type="float"/>
          <table:table-cell table:formula="of:=MEDIAN([.$U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  <table:table-cell table:formula="of:=MAX([.$M27])" office:value-type="float"/>
          <table:table-cell table:formula="of:=MAX([.$N27])" office:value-type="float"/>
          <table:table-cell table:formula="of:=MAX([.$O27])" office:value-type="float"/>
          <table:table-cell table:formula="of:=MAX([.$P27])" office:value-type="float"/>
          <table:table-cell table:formula="of:=MAX([.$Q27])" office:value-type="float"/>
          <table:table-cell table:formula="of:=MAX([.$R27])" office:value-type="float"/>
          <table:table-cell table:formula="of:=MAX([.$S27])" office:value-type="float"/>
          <table:table-cell table:formula="of:=MAX([.$T27])" office:value-type="float"/>
          <table:table-cell table:formula="of:=MAX([.$U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V3:.$V27])^2)^0.5" office:value-type="float"/>
          <table:table-cell table:number-matrix-columns-spanned="1" table:number-matrix-rows-spanned="1" table:formula="of:=SUM(([.C3:.C27]-[.$W3:.$W27])^2)^0.5" office:value-type="float"/>
          <table:table-cell table:number-matrix-columns-spanned="1" table:number-matrix-rows-spanned="1" table:formula="of:=SUM(([.D3:.D27]-[.$X3:.$X27])^2)^0.5" office:value-type="float"/>
          <table:table-cell table:number-matrix-columns-spanned="1" table:number-matrix-rows-spanned="1" table:formula="of:=SUM(([.E3:.E27]-[.$Y3:.$Y27])^2)^0.5" office:value-type="float"/>
          <table:table-cell table:number-matrix-columns-spanned="1" table:number-matrix-rows-spanned="1" table:formula="of:=SUM(([.F3:.F27]-[.$Z3:.$Z27])^2)^0.5" office:value-type="float"/>
          <table:table-cell table:number-matrix-columns-spanned="1" table:number-matrix-rows-spanned="1" table:formula="of:=SUM(([.G3:.G27]-[.$AA3:.$AA27])^2)^0.5" office:value-type="float"/>
          <table:table-cell table:number-matrix-columns-spanned="1" table:number-matrix-rows-spanned="1" table:formula="of:=SUM(([.H3:.H27]-[.$AB3:.$AB27])^2)^0.5" office:value-type="float"/>
          <table:table-cell table:number-matrix-columns-spanned="1" table:number-matrix-rows-spanned="1" table:formula="of:=SUM(([.I3:.I27]-[.$AC3:.$AC27])^2)^0.5" office:value-type="float"/>
          <table:table-cell table:number-matrix-columns-spanned="1" table:number-matrix-rows-spanned="1" table:formula="of:=SUM(([.J3:.J27]-[.$AD3:.$AD27])^2)^0.5" office:value-type="float"/>
          <table:table-cell table:number-matrix-columns-spanned="1" table:number-matrix-rows-spanned="1" table:formula="of:=SUM(([.K3:.K27]-[.$AE3:.$AE27])^2)^0.5" office:value-type="float"/>
          <table:table-cell table:number-matrix-columns-spanned="1" table:number-matrix-rows-spanned="1" table:formula="of:=SUM(([.L3:.L27]-[.$AF3:.$AF27])^2)^0.5" office:value-type="float"/>
          <table:table-cell table:number-matrix-columns-spanned="1" table:number-matrix-rows-spanned="1" table:formula="of:=SUM(([.M3:.M27]-[.$AG3:.$AG27])^2)^0.5" office:value-type="float"/>
          <table:table-cell table:number-matrix-columns-spanned="1" table:number-matrix-rows-spanned="1" table:formula="of:=SUM(([.N3:.N27]-[.$AH3:.$AH27])^2)^0.5" office:value-type="float"/>
          <table:table-cell table:number-matrix-columns-spanned="1" table:number-matrix-rows-spanned="1" table:formula="of:=SUM(([.O3:.O27]-[.$AI3:.$AI27])^2)^0.5" office:value-type="float"/>
          <table:table-cell table:number-matrix-columns-spanned="1" table:number-matrix-rows-spanned="1" table:formula="of:=SUM(([.P3:.P27]-[.$AJ3:.$AJ27])^2)^0.5" office:value-type="float"/>
          <table:table-cell table:number-matrix-columns-spanned="1" table:number-matrix-rows-spanned="1" table:formula="of:=SUM(([.Q3:.Q27]-[.$AK3:.$AK27])^2)^0.5" office:value-type="float"/>
          <table:table-cell table:number-matrix-columns-spanned="1" table:number-matrix-rows-spanned="1" table:formula="of:=SUM(([.R3:.R27]-[.$AL3:.$AL27])^2)^0.5" office:value-type="float"/>
          <table:table-cell table:number-matrix-columns-spanned="1" table:number-matrix-rows-spanned="1" table:formula="of:=SUM(([.S3:.S27]-[.$AM3:.$AM27])^2)^0.5" office:value-type="float"/>
          <table:table-cell table:number-matrix-columns-spanned="1" table:number-matrix-rows-spanned="1" table:formula="of:=SUM(([.T3:.T27]-[.$AN3:.$AN27])^2)^0.5" office:value-type="float"/>
          <table:table-cell table:number-matrix-columns-spanned="1" table:number-matrix-rows-spanned="1" table:formula="of:=SUM(([.U3:.U27]-[.$AO3:.$AO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V3:.$V27])" office:value-type="float"/>
          <table:table-cell table:number-matrix-columns-spanned="1" table:number-matrix-rows-spanned="1" table:formula="of:=SUM([.C3:.C27]=[.$W3:.$W27])" office:value-type="float"/>
          <table:table-cell table:number-matrix-columns-spanned="1" table:number-matrix-rows-spanned="1" table:formula="of:=SUM([.D3:.D27]=[.$X3:.$X27])" office:value-type="float"/>
          <table:table-cell table:number-matrix-columns-spanned="1" table:number-matrix-rows-spanned="1" table:formula="of:=SUM([.E3:.E27]=[.$Y3:.$Y27])" office:value-type="float"/>
          <table:table-cell table:number-matrix-columns-spanned="1" table:number-matrix-rows-spanned="1" table:formula="of:=SUM([.F3:.F27]=[.$Z3:.$Z27])" office:value-type="float"/>
          <table:table-cell table:number-matrix-columns-spanned="1" table:number-matrix-rows-spanned="1" table:formula="of:=SUM([.G3:.G27]=[.$AA3:.$AA27])" office:value-type="float"/>
          <table:table-cell table:number-matrix-columns-spanned="1" table:number-matrix-rows-spanned="1" table:formula="of:=SUM([.H3:.H27]=[.$AB3:.$AB27])" office:value-type="float"/>
          <table:table-cell table:number-matrix-columns-spanned="1" table:number-matrix-rows-spanned="1" table:formula="of:=SUM([.I3:.I27]=[.$AC3:.$AC27])" office:value-type="float"/>
          <table:table-cell table:number-matrix-columns-spanned="1" table:number-matrix-rows-spanned="1" table:formula="of:=SUM([.J3:.J27]=[.$AD3:.$AD27])" office:value-type="float"/>
          <table:table-cell table:number-matrix-columns-spanned="1" table:number-matrix-rows-spanned="1" table:formula="of:=SUM([.K3:.K27]=[.$AE3:.$AE27])" office:value-type="float"/>
          <table:table-cell table:number-matrix-columns-spanned="1" table:number-matrix-rows-spanned="1" table:formula="of:=SUM([.L3:.L27]=[.$AF3:.$AF27])" office:value-type="float"/>
          <table:table-cell table:number-matrix-columns-spanned="1" table:number-matrix-rows-spanned="1" table:formula="of:=SUM([.M3:.M27]=[.$AG3:.$AG27])" office:value-type="float"/>
          <table:table-cell table:number-matrix-columns-spanned="1" table:number-matrix-rows-spanned="1" table:formula="of:=SUM([.N3:.N27]=[.$AH3:.$AH27])" office:value-type="float"/>
          <table:table-cell table:number-matrix-columns-spanned="1" table:number-matrix-rows-spanned="1" table:formula="of:=SUM([.O3:.O27]=[.$AI3:.$AI27])" office:value-type="float"/>
          <table:table-cell table:number-matrix-columns-spanned="1" table:number-matrix-rows-spanned="1" table:formula="of:=SUM([.P3:.P27]=[.$AJ3:.$AJ27])" office:value-type="float"/>
          <table:table-cell table:number-matrix-columns-spanned="1" table:number-matrix-rows-spanned="1" table:formula="of:=SUM([.Q3:.Q27]=[.$AK3:.$AK27])" office:value-type="float"/>
          <table:table-cell table:number-matrix-columns-spanned="1" table:number-matrix-rows-spanned="1" table:formula="of:=SUM([.R3:.R27]=[.$AL3:.$AL27])" office:value-type="float"/>
          <table:table-cell table:number-matrix-columns-spanned="1" table:number-matrix-rows-spanned="1" table:formula="of:=SUM([.S3:.S27]=[.$AM3:.$AM27])" office:value-type="float"/>
          <table:table-cell table:number-matrix-columns-spanned="1" table:number-matrix-rows-spanned="1" table:formula="of:=SUM([.T3:.T27]=[.$AN3:.$AN27])" office:value-type="float"/>
          <table:table-cell table:number-matrix-columns-spanned="1" table:number-matrix-rows-spanned="1" table:formula="of:=SUM([.U3:.U27]=[.$AO3:.$AO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AP3:.$AP27])" office:value-type="float"/>
          <table:table-cell table:number-matrix-columns-spanned="1" table:number-matrix-rows-spanned="1" table:formula="of:=SUM([.C3:.C27]&lt;[.$AQ3:.$AQ27])" office:value-type="float"/>
          <table:table-cell table:number-matrix-columns-spanned="1" table:number-matrix-rows-spanned="1" table:formula="of:=SUM([.D3:.D27]&lt;[.$AR3:.$AR27])" office:value-type="float"/>
          <table:table-cell table:number-matrix-columns-spanned="1" table:number-matrix-rows-spanned="1" table:formula="of:=SUM([.E3:.E27]&lt;[.$AS3:.$AS27])" office:value-type="float"/>
          <table:table-cell table:number-matrix-columns-spanned="1" table:number-matrix-rows-spanned="1" table:formula="of:=SUM([.F3:.F27]&lt;[.$AT3:.$AT27])" office:value-type="float"/>
          <table:table-cell table:number-matrix-columns-spanned="1" table:number-matrix-rows-spanned="1" table:formula="of:=SUM([.G3:.G27]&lt;[.$AU3:.$AU27])" office:value-type="float"/>
          <table:table-cell table:number-matrix-columns-spanned="1" table:number-matrix-rows-spanned="1" table:formula="of:=SUM([.H3:.H27]&lt;[.$AV3:.$AV27])" office:value-type="float"/>
          <table:table-cell table:number-matrix-columns-spanned="1" table:number-matrix-rows-spanned="1" table:formula="of:=SUM([.I3:.I27]&lt;[.$AW3:.$AW27])" office:value-type="float"/>
          <table:table-cell table:number-matrix-columns-spanned="1" table:number-matrix-rows-spanned="1" table:formula="of:=SUM([.J3:.J27]&lt;[.$AX3:.$AX27])" office:value-type="float"/>
          <table:table-cell table:number-matrix-columns-spanned="1" table:number-matrix-rows-spanned="1" table:formula="of:=SUM([.K3:.K27]&lt;[.$AY3:.$AY27])" office:value-type="float"/>
          <table:table-cell table:number-matrix-columns-spanned="1" table:number-matrix-rows-spanned="1" table:formula="of:=SUM([.L3:.L27]&lt;[.$AZ3:.$AZ27])" office:value-type="float"/>
          <table:table-cell table:number-matrix-columns-spanned="1" table:number-matrix-rows-spanned="1" table:formula="of:=SUM([.M3:.M27]&lt;[.$BA3:.$BA27])" office:value-type="float"/>
          <table:table-cell table:number-matrix-columns-spanned="1" table:number-matrix-rows-spanned="1" table:formula="of:=SUM([.N3:.N27]&lt;[.$BB3:.$BB27])" office:value-type="float"/>
          <table:table-cell table:number-matrix-columns-spanned="1" table:number-matrix-rows-spanned="1" table:formula="of:=SUM([.O3:.O27]&lt;[.$BC3:.$BC27])" office:value-type="float"/>
          <table:table-cell table:number-matrix-columns-spanned="1" table:number-matrix-rows-spanned="1" table:formula="of:=SUM([.P3:.P27]&lt;[.$BD3:.$BD27])" office:value-type="float"/>
          <table:table-cell table:number-matrix-columns-spanned="1" table:number-matrix-rows-spanned="1" table:formula="of:=SUM([.Q3:.Q27]&lt;[.$BE3:.$BE27])" office:value-type="float"/>
          <table:table-cell table:number-matrix-columns-spanned="1" table:number-matrix-rows-spanned="1" table:formula="of:=SUM([.R3:.R27]&lt;[.$BF3:.$BF27])" office:value-type="float"/>
          <table:table-cell table:number-matrix-columns-spanned="1" table:number-matrix-rows-spanned="1" table:formula="of:=SUM([.S3:.S27]&lt;[.$BG3:.$BG27])" office:value-type="float"/>
          <table:table-cell table:number-matrix-columns-spanned="1" table:number-matrix-rows-spanned="1" table:formula="of:=SUM([.T3:.T27]&lt;[.$BH3:.$BH27])" office:value-type="float"/>
          <table:table-cell table:number-matrix-columns-spanned="1" table:number-matrix-rows-spanned="1" table:formula="of:=SUM([.U3:.U27]&lt;[.$BI3:.$BI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AP3:.$AP27])" office:value-type="float"/>
          <table:table-cell table:number-matrix-columns-spanned="1" table:number-matrix-rows-spanned="1" table:formula="of:=SUM([.C3:.C27]&gt;[.$AQ3:.$AQ27])" office:value-type="float"/>
          <table:table-cell table:number-matrix-columns-spanned="1" table:number-matrix-rows-spanned="1" table:formula="of:=SUM([.D3:.D27]&gt;[.$AR3:.$AR27])" office:value-type="float"/>
          <table:table-cell table:number-matrix-columns-spanned="1" table:number-matrix-rows-spanned="1" table:formula="of:=SUM([.E3:.E27]&gt;[.$AS3:.$AS27])" office:value-type="float"/>
          <table:table-cell table:number-matrix-columns-spanned="1" table:number-matrix-rows-spanned="1" table:formula="of:=SUM([.F3:.F27]&gt;[.$AT3:.$AT27])" office:value-type="float"/>
          <table:table-cell table:number-matrix-columns-spanned="1" table:number-matrix-rows-spanned="1" table:formula="of:=SUM([.G3:.G27]&gt;[.$AU3:.$AU27])" office:value-type="float"/>
          <table:table-cell table:number-matrix-columns-spanned="1" table:number-matrix-rows-spanned="1" table:formula="of:=SUM([.H3:.H27]&gt;[.$AV3:.$AV27])" office:value-type="float"/>
          <table:table-cell table:number-matrix-columns-spanned="1" table:number-matrix-rows-spanned="1" table:formula="of:=SUM([.I3:.I27]&gt;[.$AW3:.$AW27])" office:value-type="float"/>
          <table:table-cell table:number-matrix-columns-spanned="1" table:number-matrix-rows-spanned="1" table:formula="of:=SUM([.J3:.J27]&gt;[.$AX3:.$AX27])" office:value-type="float"/>
          <table:table-cell table:number-matrix-columns-spanned="1" table:number-matrix-rows-spanned="1" table:formula="of:=SUM([.K3:.K27]&gt;[.$AY3:.$AY27])" office:value-type="float"/>
          <table:table-cell table:number-matrix-columns-spanned="1" table:number-matrix-rows-spanned="1" table:formula="of:=SUM([.L3:.L27]&gt;[.$AZ3:.$AZ27])" office:value-type="float"/>
          <table:table-cell table:number-matrix-columns-spanned="1" table:number-matrix-rows-spanned="1" table:formula="of:=SUM([.M3:.M27]&gt;[.$BA3:.$BA27])" office:value-type="float"/>
          <table:table-cell table:number-matrix-columns-spanned="1" table:number-matrix-rows-spanned="1" table:formula="of:=SUM([.N3:.N27]&gt;[.$BB3:.$BB27])" office:value-type="float"/>
          <table:table-cell table:number-matrix-columns-spanned="1" table:number-matrix-rows-spanned="1" table:formula="of:=SUM([.O3:.O27]&gt;[.$BC3:.$BC27])" office:value-type="float"/>
          <table:table-cell table:number-matrix-columns-spanned="1" table:number-matrix-rows-spanned="1" table:formula="of:=SUM([.P3:.P27]&gt;[.$BD3:.$BD27])" office:value-type="float"/>
          <table:table-cell table:number-matrix-columns-spanned="1" table:number-matrix-rows-spanned="1" table:formula="of:=SUM([.Q3:.Q27]&gt;[.$BE3:.$BE27])" office:value-type="float"/>
          <table:table-cell table:number-matrix-columns-spanned="1" table:number-matrix-rows-spanned="1" table:formula="of:=SUM([.R3:.R27]&gt;[.$BF3:.$BF27])" office:value-type="float"/>
          <table:table-cell table:number-matrix-columns-spanned="1" table:number-matrix-rows-spanned="1" table:formula="of:=SUM([.S3:.S27]&gt;[.$BG3:.$BG27])" office:value-type="float"/>
          <table:table-cell table:number-matrix-columns-spanned="1" table:number-matrix-rows-spanned="1" table:formula="of:=SUM([.T3:.T27]&gt;[.$BH3:.$BH27])" office:value-type="float"/>
          <table:table-cell table:number-matrix-columns-spanned="1" table:number-matrix-rows-spanned="1" table:formula="of:=SUM([.U3:.U27]&gt;[.$BI3:.$BI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J3:.$BJ27])" office:value-type="float"/>
          <table:table-cell table:number-matrix-columns-spanned="1" table:number-matrix-rows-spanned="1" table:formula="of:=SUM([.C3:.C27]=[.$BK3:.$BK27])" office:value-type="float"/>
          <table:table-cell table:number-matrix-columns-spanned="1" table:number-matrix-rows-spanned="1" table:formula="of:=SUM([.D3:.D27]=[.$BL3:.$BL27])" office:value-type="float"/>
          <table:table-cell table:number-matrix-columns-spanned="1" table:number-matrix-rows-spanned="1" table:formula="of:=SUM([.E3:.E27]=[.$BM3:.$BM27])" office:value-type="float"/>
          <table:table-cell table:number-matrix-columns-spanned="1" table:number-matrix-rows-spanned="1" table:formula="of:=SUM([.F3:.F27]=[.$BN3:.$BN27])" office:value-type="float"/>
          <table:table-cell table:number-matrix-columns-spanned="1" table:number-matrix-rows-spanned="1" table:formula="of:=SUM([.G3:.G27]=[.$BO3:.$BO27])" office:value-type="float"/>
          <table:table-cell table:number-matrix-columns-spanned="1" table:number-matrix-rows-spanned="1" table:formula="of:=SUM([.H3:.H27]=[.$BP3:.$BP27])" office:value-type="float"/>
          <table:table-cell table:number-matrix-columns-spanned="1" table:number-matrix-rows-spanned="1" table:formula="of:=SUM([.I3:.I27]=[.$BQ3:.$BQ27])" office:value-type="float"/>
          <table:table-cell table:number-matrix-columns-spanned="1" table:number-matrix-rows-spanned="1" table:formula="of:=SUM([.J3:.J27]=[.$BR3:.$BR27])" office:value-type="float"/>
          <table:table-cell table:number-matrix-columns-spanned="1" table:number-matrix-rows-spanned="1" table:formula="of:=SUM([.K3:.K27]=[.$BS3:.$BS27])" office:value-type="float"/>
          <table:table-cell table:number-matrix-columns-spanned="1" table:number-matrix-rows-spanned="1" table:formula="of:=SUM([.L3:.L27]=[.$BT3:.$BT27])" office:value-type="float"/>
          <table:table-cell table:number-matrix-columns-spanned="1" table:number-matrix-rows-spanned="1" table:formula="of:=SUM([.M3:.M27]=[.$BU3:.$BU27])" office:value-type="float"/>
          <table:table-cell table:number-matrix-columns-spanned="1" table:number-matrix-rows-spanned="1" table:formula="of:=SUM([.N3:.N27]=[.$BV3:.$BV27])" office:value-type="float"/>
          <table:table-cell table:number-matrix-columns-spanned="1" table:number-matrix-rows-spanned="1" table:formula="of:=SUM([.O3:.O27]=[.$BW3:.$BW27])" office:value-type="float"/>
          <table:table-cell table:number-matrix-columns-spanned="1" table:number-matrix-rows-spanned="1" table:formula="of:=SUM([.P3:.P27]=[.$BX3:.$BX27])" office:value-type="float"/>
          <table:table-cell table:number-matrix-columns-spanned="1" table:number-matrix-rows-spanned="1" table:formula="of:=SUM([.Q3:.Q27]=[.$BY3:.$BY27])" office:value-type="float"/>
          <table:table-cell table:number-matrix-columns-spanned="1" table:number-matrix-rows-spanned="1" table:formula="of:=SUM([.R3:.R27]=[.$BZ3:.$BZ27])" office:value-type="float"/>
          <table:table-cell table:number-matrix-columns-spanned="1" table:number-matrix-rows-spanned="1" table:formula="of:=SUM([.S3:.S27]=[.$CA3:.$CA27])" office:value-type="float"/>
          <table:table-cell table:number-matrix-columns-spanned="1" table:number-matrix-rows-spanned="1" table:formula="of:=SUM([.T3:.T27]=[.$CB3:.$CB27])" office:value-type="float"/>
          <table:table-cell table:number-matrix-columns-spanned="1" table:number-matrix-rows-spanned="1" table:formula="of:=SUM([.U3:.U27]=[.$CC3:.$CC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